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build:</text:p>
      <text:p text:style-name="Standard"><text:tab/>docker build -t delhivery/${project}_base_img_ui .</text:p>
      <text:p text:style-name="Standard"/>
      <text:p text:style-name="Standard">run-ui-container:</text:p>
      <text:p text:style-name="Standard"><text:tab/>docker run --name ${project}${env}ui --privileged -itd -v /opt/infra-${project}:/opt/infra-${project} delhivery/${project}_base_img_ui /bin/bash</text:p>
      <text:p text:style-name="Standard"/>
      <text:p text:style-name="Standard">login-ui-container:</text:p>
      <text:p text:style-name="Standard"><text:tab/>docker exec -it ${project}${env}ui /bin/bash</text:p>
      <text:p text:style-name="Standard"/>
      <text:p text:style-name="Standard">deploy-ui:</text:p>
      <text:p text:style-name="Standard"><text:tab/>docker exec ${project}${env}ui bash -c 'cd /opt/infra-${project}; ansible-playbook -l localhost -u ubuntu playbooks/deploy_ui.yml --extra-vars="app_name=${app} ENV=${env} tag_name=${tag_name}"'</text:p>
      <text:p text:style-name="Standard"/>
      <text:p text:style-name="Standard">deploy-ui-starfleet:</text:p>
      <text:p text:style-name="Standard"><text:tab/>docker exec ${project}${env}ui bash -c 'cd /opt/infra-${project}; ansible-playbook -l localhost -u ubuntu playbooks/deploy_ui_starfleet.yml --extra-vars="app_name=${app} ENV=${env} tag_name=${tag_name}"'</text:p>
      <text:p text:style-name="Standard"/>
      <text:p text:style-name="Standard">deploy-ui-odx:</text:p>
      <text:p text:style-name="Standard"><text:tab/>docker exec ${project}${env}ui bash -c 'cd /opt/infra-${project}; ansible-playbook -l localhost -u ubuntu playbooks/deploy_ui_odx.yml --extra-vars="app_name=${app} ENV=${env} tag_name=${tag_name}"'</text:p>
      <text:p text:style-name="Standard"/>
      <text:p text:style-name="Standard">deploy-ruby-ui:</text:p>
      <text:p text:style-name="Standard"><text:tab/>docker exec ${project}${env}ui bash -c 'cd /opt/infra-${project}; ansible-playbook -l localhost -u ubuntu playbooks/deploy_ruby_ui.yml --extra-vars="app_name=${app} ENV=${env} tag_name=${tag_name}"'</text:p>
      <text:p text:style-name="Standard"/>
      <text:p text:style-name="Standard">deploy-ruby-ui-temp:</text:p>
      <text:p text:style-name="Standard"><text:tab/>docker exec ${project}${env}ui bash -c 'cd /opt/infra-${project}; ansible-playbook -l localhost -u ubuntu playbooks/deploy_ruby_ui_temp.yml --extra-vars="app_name=${app} ENV=${env} tag_name=${tag_name}"'</text:p>
      <text:p text:style-name="Standard"/>
      <text:p text:style-name="Standard">deploy-ui-fm-dashboard-v2:</text:p>
      <text:p text:style-name="Standard"><text:tab/>docker exec frontend-fmdashboard-staging bash -c 'cd /opt/infra-frontend; ansible-playbook -l localhost -u ubuntu playbooks/deploy_ui.yml --extra-vars="app_name=${app} ENV=${env} tag_name=${tag_name}"'</text:p>
      <text:p text:style-name="Standard"/>
      <text:p text:style-name="Standard">prod-deploy-ui-fm-dashboard-v2:</text:p>
      <text:p text:style-name="Standard"><text:tab/>docker exec frontend-fmdashboard-prod-nodelatest bash -c 'cd /opt/infra-frontend; ansible-playbook -l localhost -u ubuntu playbooks/deploy_ui.yml --extra-vars="app_name=${app} ENV=${env} tag_name=${tag_name}"'</text:p>
      <text:p text:style-name="Standard"/>
      <text:p text:style-name="Standard">deploy-ui-appointments:</text:p>
      <text:p text:style-name="Standard"><text:tab/>docker exec frontend-fmdashboard-staging bash -c 'cd /opt/infra-frontend; ansible-playbook -l localhost -u ubuntu playbooks/deploy_ui.yml --extra-vars="app_name=${app} ENV=${env} tag_name=${tag_name}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8:54:20.073922345</meta:creation-date>
    <dc:date>2019-02-13T18:54:33.824173340</dc:date>
    <meta:editing-duration>PT14S</meta:editing-duration>
    <meta:editing-cycles>1</meta:editing-cycles>
    <meta:document-statistic meta:table-count="0" meta:image-count="0" meta:object-count="0" meta:page-count="1" meta:paragraph-count="22" meta:word-count="169" meta:character-count="2054" meta:non-whitespace-character-count="1906"/>
    <meta:generator>LibreOffice/6.0.7.3$Linux_X86_64 LibreOffice_project/00m0$Build-3</meta:generator>
  </office:meta>
</office:document-meta>
</file>